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2364" officeooo:paragraph-rsid="001f2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ditado 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13:08:18.099000000</dc:date>
    <meta:editing-duration>PT10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7.1.4.2$Windows_X86_64 LibreOffice_project/a529a4fab45b75fefc5b6226684193eb000654f6</meta:generator>
  </office:meta>
</office:document-meta>
</file>